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57.4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<text:s/>Vorne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Vorier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Nachther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inks |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<text:s/>Nacnilau't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6.24°/+0.50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Rechts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6.24°/+0.50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<text:s text:c="2"/>twree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inks|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-1.09°/+0.26°/-0.46° |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Rechts|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-1.09°/+0.26°/-0.46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<text:s/>Sjour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inks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0.09°/+0.06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1 7Y rm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Rechts_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0.09°/+0.06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office:value-type="string" calcext:value-type="string">
            <text:p><text:s/>uu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string" calcext:value-type="string">
            <text:p><text:s text:c="2"/>Gesamtsjour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OFT72/E0:122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<text:s/>Raciversatz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-6mm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inks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office:value-type="string" calcext:value-type="string">
            <text:p><text:s/>Sipreizung <text:s/>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=</text:p>
          </table:table-cell>
          <table:table-cell table:number-columns-repeated="101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Rechts |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inks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-1.70°/+0.50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office:value-type="string" calcext:value-type="string">
            <text:p><text:s/>ne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office:value-type="string" calcext:value-type="string">
            <text:p><text:s/>Sourciferenzwin &lt;e' 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Rechts|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-1.70°/+0.50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=z: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inks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office:value-type="string" calcext:value-type="string">
            <text:p><text:s/>IViax. ‘Leni«win «xe. 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Rechts |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inks |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 ! #2969</text:p>
            <text:p>{+1.32°/-1.30° ° ||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i 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S37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otus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office:value-type="string" calcext:value-type="string">
            <text:p><text:s text:c="2"/>''Solnenstanc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2.96° /+1.32°/-1.30° |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Rechts|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33mm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AI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21239720502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inks|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cpan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54.907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22 fE0 507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Rechts!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4.43”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0.24°/+0.12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inks’!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office:value-type="string" calcext:value-type="string">
            <text:p><text:s/>Spur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0.24°/+0.12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Rechts,</text:p>
          </table:table-cell>
          <table:table-cell table:style-name="ce2" office:value-type="string" calcext:value-type="string">
            <text:p><text:s/>-0.04" 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0.48°/+0.12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office:value-type="string" calcext:value-type="string">
            <text:p><text:s/>Gesamtspur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2" office:value-type="string" calcext:value-type="string">
            <text:p><text:s/>=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0.00°/+0.13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office:value-type="string" calcext:value-type="string">
            <text:p><text:s/>Fahrachswinkel 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&lt;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 3</text:p>
            <text:p>13° JRETGE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Links</text:p>
          </table:table-cell>
          <table:table-cell table:style-name="ce2" office:value-type="string" calcext:value-type="string">
            <text:p><text:s/>1.00° / -34mm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string" calcext:value-type="string">
            <text:p> 3</text:p>
            <text:p>.13° /£1.16°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office:value-type="string" calcext:value-type="string">
            <text:p><text:s/>‘4ohenstand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<text:s/>Rechts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2-05T16:35:04</meta:creation-date>
    <dc:date>2020-02-05T16:54:48.077760291</dc:date>
    <meta:generator>LibreOffice/6.0.7.3$Linux_X86_64 LibreOffice_project/00m0$Build-3</meta:generator>
    <meta:editing-duration>PT9M1S</meta:editing-duration>
    <meta:editing-cycles>1</meta:editing-cycles>
    <meta:document-statistic meta:table-count="1" meta:cell-count="977" meta:object-count="0"/>
    <meta:user-defined meta:name="AppVersion">3.0</meta:user-defined>
  </office:meta>
</office:document-meta>
</file>